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1C0000014B8D24119C813C0321.png" manifest:media-type="image/png"/>
  <manifest:file-entry manifest:full-path="Pictures/100000000000030000000240F4CF4B4C610566F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aacf0" officeooo:paragraph-rsid="001aacf0"/>
    </style:style>
    <style:style style:name="P2" style:family="paragraph" style:parent-style-name="Text_20_body">
      <style:text-properties officeooo:rsid="001aacf0" officeooo:paragraph-rsid="001aacf0"/>
    </style:style>
    <style:style style:name="P3" style:family="paragraph" style:parent-style-name="Title">
      <style:text-properties officeooo:rsid="001aacf0" officeooo:paragraph-rsid="001aacf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ceee App </text:p>
      <text:p text:style-name="P2"/>
      <text:h text:style-name="P1" text:outline-level="1">Logo : </text:h>
      <text:p text:style-name="P2"><text:tab/><draw:frame draw:style-name="fr1" draw:name="Image1" text:anchor-type="char" svg:width="6.9252in" svg:height="5.1937in" draw:z-index="0"><draw:image xlink:href="Pictures/100000000000030000000240F4CF4B4C610566FA.png" xlink:type="simple" xlink:show="embed" xlink:actuate="onLoad" draw:mime-type="image/png"/></draw:frame></text:p>
      <text:p text:style-name="P2"><draw:frame draw:style-name="fr1" draw:name="Image2" text:anchor-type="char" svg:width="6.9252in" svg:height="1.752in" draw:z-index="1"><draw:image xlink:href="Pictures/100000010000051C0000014B8D24119C813C03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00:43:53.598000000</meta:creation-date>
    <dc:date>2023-09-28T04:24:43.768000000</dc:date>
    <meta:editing-duration>PT13M7S</meta:editing-duration>
    <meta:editing-cycles>2</meta:editing-cycles>
    <meta:generator>LibreOffice/7.6.2.1$Windows_X86_64 LibreOffice_project/56f7684011345957bbf33a7ee678afaf4d2ba333</meta:generator>
    <meta:document-statistic meta:table-count="0" meta:image-count="2" meta:object-count="0" meta:page-count="1" meta:paragraph-count="3" meta:word-count="4" meta:character-count="19" meta:non-whitespace-character-count="14"/>
  </office:meta>
</office:document-meta>
</file>